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fo:font-size="12pt" officeooo:paragraph-rsid="00014b74" style:font-size-asian="12pt" style:font-size-complex="12pt"/>
    </style:style>
    <style:style style:name="P2" style:family="paragraph" style:parent-style-name="Standard">
      <style:paragraph-properties fo:margin-top="0in" fo:margin-bottom="0in" loext:contextual-spacing="false" fo:line-height="100%" fo:text-align="justify" style:justify-single-word="false"/>
      <style:text-properties fo:font-size="12pt" officeooo:paragraph-rsid="00014b74" style:font-size-asian="12pt" style:font-size-complex="12pt"/>
    </style:style>
    <style:style style:name="P3" style:family="paragraph" style:parent-style-name="Standard">
      <style:paragraph-properties fo:margin-top="0in" fo:margin-bottom="0in" loext:contextual-spacing="false" fo:line-height="200%" fo:text-align="center" style:justify-single-word="false"/>
      <style:text-properties fo:font-size="12pt" officeooo:paragraph-rsid="00014b74" style:font-size-asian="12pt" style:font-size-complex="12pt"/>
    </style:style>
    <style:style style:name="P4" style:family="paragraph" style:parent-style-name="Heading_20_1">
      <style:paragraph-properties fo:break-before="page"/>
      <style:text-properties officeooo:paragraph-rsid="00014b7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7dea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d03510"/>
    </style:style>
    <style:style style:name="T6" style:family="text">
      <style:text-properties officeooo:rsid="0067dea0"/>
    </style:style>
    <style:style style:name="T7" style:family="text">
      <style:text-properties officeooo:rsid="0058b0c9"/>
    </style:style>
    <style:style style:name="T8" style:family="text">
      <style:text-properties officeooo:rsid="00523e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7">A</text:span>bstrak</text:h>
      <text:p text:style-name="P3">Pemanfaatan <text:span text:style-name="T8">Mininet</text:span> Untuk Media Pembelajaran Software Defined Networking</text:p>
      <text:p text:style-name="P1"/>
      <text:p text:style-name="P1">Oleh</text:p>
      <text:p text:style-name="P1"/>
      <text:p text:style-name="P1">Rifkiansyah Meidian C.</text:p>
      <text:p text:style-name="P1"/>
      <text:p text:style-name="P1">NIM: 13511084</text:p>
      <text:p text:style-name="P1"/>
      <text:p text:style-name="P2">Jaringan komputer tentunya sudah tidak asing bagi para pengguna internet maupun pengguna komputer yang menggunakan jaringan lokal tanpa tersambung ke internet. Sayangnya, jaringan komputer adalah hal yang rentan akan perubahan. Pengubahan sedikit saja dalam sistem jaringan dapat menghasilkan kerusakan beruntun yang mengakibatkan lumpuhnya seluruh jaringan atau setidaknya menurunnya kinerja jaringan secara keseluruhan. Beberapa metoda telah dibuat untuk meringankan kinerja jaringan, seperti <text:span text:style-name="T1">routing</text:span>, <text:span text:style-name="T1">load balancing</text:span>, dan <text:span text:style-name="T1">backup server</text:span> untuk memungkinkan jaringan tetap berjalan ketika dilakukan pengubahan terhadap jaringan. Meski begitu, hal tersebut tidak menutup kelemahan yaitu ketika jaringan diubah, tidak ada jaminan bahwa jaringan dapat bekerja seperti teori yang telah dibuat sebelumnya ketika dijalankan. Jika terjadi kesalahan setelah pe<text:span text:style-name="T5">rubahan</text:span> diaplikasikan, maka bisa jadi kinerja jaringan akan lebih buruk dari sebelumnya. Pada tugas akhir ini dibahas mengenai aplikasi <text:span text:style-name="T2">virtual machine</text:span> <text:span text:style-name="T6">Mininet</text:span> untuk <text:span text:style-name="T4">Software Defined Networking</text:span> dan penggunaannya dalam menciptakan purwarupa jaringan untuk <text:span text:style-name="T6">mensimulasikan </text:span>perilaku jaringan agar kelemahan jaringan baru dapat diketahui bahkan sebelum jaringan tersebut diaplikasikan. Dalam penggunaan <text:span text:style-name="T2">Software Defined Networking</text:span> secara umum, pengguna perlu membuat beberapa <text:span text:style-name="T2">host</text:span>, menggunakan <text:span text:style-name="T2">controller</text:span>, dan menjalankan jaringan secara terpisah. Dalam tugas akhir ini akan dibuat implementasi sederhana dari integrasi elemen-elemen <text:span text:style-name="T2">Software Defined Networking</text:span> yang dapat membantu pengguna pemula untuk <text:span text:style-name="T6">mempelajari konsep-konsep </text:span><text:span text:style-name="T3">Software Defined Network</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200%" fo:text-align="center" style:justify-single-word="false" fo:break-before="page" fo:keep-with-next="always"/>
      <style:text-properties fo:text-transform="uppercase" fo:font-size="14pt" fo:language="en" fo:country="GB"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2398in" fo:margin-right="1.2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1:12:03.803988296</meta:creation-date>
    <dc:date>2017-08-20T11:13:38.096792971</dc:date>
    <meta:editing-duration>PT1M38S</meta:editing-duration>
    <meta:editing-cycles>1</meta:editing-cycles>
    <meta:document-statistic meta:table-count="0" meta:image-count="0" meta:object-count="0" meta:page-count="1" meta:paragraph-count="6" meta:word-count="213" meta:character-count="1719" meta:non-whitespace-character-count="1512"/>
    <meta:generator>LibreOffice/5.3.1.2$Linux_X86_64 LibreOffice_project/30m0$Build-2</meta:generator>
  </office:meta>
</office:document-meta>
</file>